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5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8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  <style:tab-stop style:position="448181.65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  <style:tab-stop style:position="448181.65pt" style:type="right"/>
        </style:tab-stops>
      </style:paragraph-properties>
    </style:style>
    <style:style style:name="P11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  <style:tab-stop style:position="448181.65pt" style:type="righ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  <style:tab-stop style:position="448181.65pt" style:type="right"/>
        </style:tab-stops>
      </style:paragraph-properties>
    </style:style>
    <style:style style:name="P14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17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22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50.00%" fo:text-align="left"/>
    </style:style>
    <style:style style:name="P25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26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29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0.00pt" fo:text-indent="-0.75pt">
        <style:tab-stops>
          <style:tab-stop style:position="125.25pt" style:type="right"/>
          <style:tab-stop style:position="49344.75pt"/>
        </style:tab-stops>
      </style:paragraph-properties>
    </style:style>
    <style:style style:name="P32" style:family="paragraph">
      <style:paragraph-properties fo:line-height="110.00%" fo:text-align="left" fo:margin-bottom="8.00pt"/>
    </style:style>
    <style:style style:name="TableColumn0100" style:family="table-column">
      <style:table-column-properties style:column-width="1.739583in"/>
    </style:style>
    <style:style style:name="TableColumn0101" style:family="table-column">
      <style:table-column-properties style:column-width="1.674306in"/>
    </style:style>
    <style:style style:name="TableColumn0102" style:family="table-column">
      <style:table-column-properties style:column-width="2.363194in"/>
    </style:style>
    <style:style style:name="TableColumn0103" style:family="table-column">
      <style:table-column-properties style:column-width="2.147917in"/>
    </style:style>
    <style:style style:name="Table01" style:family="table">
      <style:table-properties style:width="7.925000in" fo:margin-left="0.000000in" style:writing-mode="lr" table:align="left" style:may-break-between-rows="true"/>
    </style:style>
    <style:style style:name="TableRow0100" style:family="table-row">
      <style:table-row-properties style:min-row-height="0.285417in"/>
    </style:style>
    <style:style style:name="TableCell010000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001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0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Row0101" style:family="table-row">
      <style:table-row-properties style:min-row-height="0.304167in"/>
    </style:style>
    <style:style style:name="TableCell010100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101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1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Row0102" style:family="table-row">
      <style:table-row-properties style:min-row-height="0.285417in"/>
    </style:style>
    <style:style style:name="TableCell010200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201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202" style:family="table-cell">
      <style:table-cell-properties fo:border-top="0.010417in solid #cccccc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Row0103" style:family="table-row">
      <style:table-row-properties style:min-row-height="0.285417in"/>
    </style:style>
    <style:style style:name="TableCell010300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301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302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303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Row0104" style:family="table-row">
      <style:table-row-properties style:min-row-height="0.304167in"/>
    </style:style>
    <style:style style:name="TableCell010400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401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4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Row0105" style:family="table-row">
      <style:table-row-properties style:min-row-height="0.285417in"/>
    </style:style>
    <style:style style:name="TableCell010500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501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5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Row0106" style:family="table-row">
      <style:table-row-properties style:min-row-height="0.285417in"/>
    </style:style>
    <style:style style:name="TableCell010600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601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6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Row0107" style:family="table-row">
      <style:table-row-properties style:min-row-height="1.102083in"/>
    </style:style>
    <style:style style:name="TableCell010700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701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7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Row0108" style:family="table-row">
      <style:table-row-properties style:min-row-height="0.302083in"/>
    </style:style>
    <style:style style:name="TableCell010800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801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8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  <style:style style:name="TableRow0109" style:family="table-row">
      <style:table-row-properties style:min-row-height="0.285417in"/>
    </style:style>
    <style:style style:name="TableCell010900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901" style:family="table-cell">
      <style:table-cell-properties fo:border-top="0.010417in solid #000001" fo:border-left="0.010417in solid #000001" fo:border-right="0.010417in solid #000001" fo:border-bottom="0.010417in solid #000001" fo:padding-left="0.010417in" fo:padding-right="0.010417in" fo:vertical-align="bottom" fo:background-color="#ffffff"/>
    </style:style>
    <style:style style:name="TableCell010902" style:family="table-cell">
      <style:table-cell-properties fo:border-top="0.000000in solid #000000" fo:border-left="0.000000in solid #000000" fo:border-right="0.000000in solid #000000" fo:border-bottom="0.000000in solid #000000" fo:padding-left="0.010417in" fo:padding-right="0.010417in" fo:vertical-align="top" fo:background-color="# 0 0 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3"><text:span text:style-name="T2">Test Case Id</text:span><text:span text:style-name="T3"/></text:p>
          </table:table-cell>
          <table:table-cell table:style-name="TableCell010001" table:number-columns-spanned="2">
            <text:p text:style-name="P3"><text:span text:style-name="T4">TC-4.1</text:span><text:span text:style-name="T5"/></text:p>
          </table:table-cell>
          <table:covered-table-cell/>
        </table:table-row>
        <table:table-row table:style-name="TableRow0101">
          <table:table-cell table:style-name="TableCell010100">
            <text:p text:style-name="P6"><text:span text:style-name="T6">Test Case Name</text:span><text:span text:style-name="T7"/></text:p>
          </table:table-cell>
          <table:table-cell table:style-name="TableCell010101" table:number-columns-spanned="2">
            <text:p text:style-name="P6"><text:span text:style-name="T8">Test successful 'Normal User Car Search'</text:span><text:span text:style-name="T9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10">Created By</text:span><text:span text:style-name="T11"/></text:p>
          </table:table-cell>
          <table:table-cell table:style-name="TableCell010201">
            <text:p text:style-name="P9"><text:span text:style-name="T12">Jignesh Mistry</text:span><text:span text:style-name="T13"/></text:p>
          </table:table-cell>
          <table:table-cell table:style-name="TableCell010202" table:number-columns-spanned="2">
            <text:p text:style-name="P9"><text:span text:style-name="T14">Date Created</text:span><text:span text:style-name="T15"/></text:p>
          </table:table-cell>
          <table:covered-table-cell/>
        </table:table-row>
        <table:table-row table:style-name="TableRow0103">
          <table:table-cell table:style-name="TableCell010300">
            <text:p text:style-name="P12"><text:span text:style-name="T16">Last Updated By</text:span><text:span text:style-name="T17"/></text:p>
          </table:table-cell>
          <table:table-cell table:style-name="TableCell010301">
            <text:p text:style-name="P12"><text:span text:style-name="T18">Jignesh Mistry</text:span><text:span text:style-name="T19"/></text:p>
          </table:table-cell>
          <table:table-cell table:style-name="TableCell010302" table:number-columns-spanned="2">
            <text:p text:style-name="P12"><text:span text:style-name="T20">Last Revision Date</text:span><text:span text:style-name="T21"/></text:p>
          </table:table-cell>
          <table:covered-table-cell/>
        </table:table-row>
        <table:table-row table:style-name="TableRow0104">
          <table:table-cell table:style-name="TableCell010400">
            <text:p text:style-name="P15"><text:span text:style-name="T22">Description</text:span><text:span text:style-name="T23"/></text:p>
          </table:table-cell>
          <table:table-cell table:style-name="TableCell010401" table:number-columns-spanned="2">
            <text:p text:style-name="P15"><text:span text:style-name="T24">Normal User will search car successfully.</text:span><text:span text:style-name="T25"/></text:p>
          </table:table-cell>
          <table:covered-table-cell/>
        </table:table-row>
        <table:table-row table:style-name="TableRow0105">
          <table:table-cell table:style-name="TableCell010500">
            <text:p text:style-name="P18"><text:span text:style-name="T26">Preconditions</text:span><text:span text:style-name="T27"/></text:p>
          </table:table-cell>
          <table:table-cell table:style-name="TableCell010501" table:number-columns-spanned="2">
            <text:p text:style-name="P18"><text:span text:style-name="T28">1. Normal User must be on home page .</text:span><text:span text:style-name="T29"/></text:p>
          </table:table-cell>
          <table:covered-table-cell/>
        </table:table-row>
        <table:table-row table:style-name="TableRow0106">
          <table:table-cell table:style-name="TableCell010600">
            <text:p text:style-name="P20"><text:span text:style-name="T30">Post Conditions</text:span><text:span text:style-name="T31"/></text:p>
          </table:table-cell>
          <table:table-cell table:style-name="TableCell010601" table:number-columns-spanned="2">
            <text:p text:style-name="P20"><text:span text:style-name="T32">1. Normal User will be redirected to Search Detail Page.</text:span><text:span text:style-name="T33"/></text:p>
          </table:table-cell>
          <table:covered-table-cell/>
        </table:table-row>
        <table:table-row table:style-name="TableRow0107">
          <table:table-cell table:style-name="TableCell010700">
            <text:p text:style-name="P23"><text:span text:style-name="T34">Flow of Events or Steps</text:span><text:span text:style-name="T35"/></text:p>
          </table:table-cell>
          <table:table-cell table:style-name="TableCell010701" table:number-columns-spanned="2">
            <text:p text:style-name="P24"><text:span text:style-name="T36">1.Normal User will search car by company and model name and click on 'Search' button on<text:s text:c="2"/>home page.</text:span></text:p>
            <text:p text:style-name="P24"><text:span text:style-name="T36">2. Normal User will be redirected to Search Detail Page.</text:span></text:p>
            <text:p text:style-name="P24"><text:span text:style-name="T36">3. Normal User can view full specification of car by clicking on ‘view specification’ button. </text:span></text:p>
            <text:p text:style-name="P24"><text:span text:style-name="T36">4. Normal User can select<text:s text:c="2"/>on ‘Home’ button.</text:span><text:span text:style-name="T37"/></text:p>
          </table:table-cell>
          <table:covered-table-cell/>
        </table:table-row>
        <table:table-row table:style-name="TableRow0108">
          <table:table-cell table:style-name="TableCell010800">
            <text:p text:style-name="P27"><text:span text:style-name="T38">Inclusion/Exclusion Points</text:span><text:span text:style-name="T39"/></text:p>
          </table:table-cell>
          <table:table-cell table:style-name="TableCell010801" table:number-columns-spanned="2">
            <text:p text:style-name="P27"><text:span text:style-name="T40">None.</text:span><text:span text:style-name="T41"/></text:p>
          </table:table-cell>
          <table:covered-table-cell/>
        </table:table-row>
        <table:table-row table:style-name="TableRow0109">
          <table:table-cell table:style-name="TableCell010900">
            <text:p text:style-name="P30"><text:span text:style-name="T42">Special Requirements</text:span><text:span text:style-name="T43"/></text:p>
          </table:table-cell>
          <table:table-cell table:style-name="TableCell010901" table:number-columns-spanned="2">
            <text:p text:style-name="P30"><text:span text:style-name="T44">None.</text:span><text:span text:style-name="T45"/></text:p>
          </table:table-cell>
          <table:covered-table-cell/>
        </table:table-row>
      </table:table>
      <text:p text:style-name="P32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